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validateChildNode( Locator loc , String nsURI , String local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stItem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addChildNode( FONode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Item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Item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Item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.ListItem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